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/>
    <style:style style:name="ce3" style:family="table-cell" style:parent-style-name="Default" style:data-style-name="N105">
      <style:table-cell-properties fo:background-color="#0099ff"/>
    </style:style>
    <style:style style:name="ce4" style:family="table-cell" style:parent-style-name="Default" style:data-style-name="N105">
      <style:table-cell-properties fo:background-color="#ffff00"/>
    </style:style>
    <style:style style:name="ce5" style:family="table-cell" style:parent-style-name="Default" style:data-style-name="N105">
      <style:text-properties fo:color="#ff0000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Alacant</text:p>
          </table:table-cell>
          <table:table-cell table:style-name="ce1" office:value-type="string" calcext:value-type="string">
            <text:p>Castelló</text:p>
          </table:table-cell>
          <table:table-cell table:style-name="ce1" office:value-type="string" calcext:value-type="string">
            <text:p>Valènci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17012" calcext:value-type="float">
            <text:p>1.917.012</text:p>
          </table:table-cell>
          <table:table-cell office:value-type="float" office:value="602301" calcext:value-type="float">
            <text:p>602.301</text:p>
          </table:table-cell>
          <table:table-cell office:value-type="float" office:value="2575362" calcext:value-type="float">
            <text:p>2.575.36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26285" calcext:value-type="float">
            <text:p>1.926.285</text:p>
          </table:table-cell>
          <table:table-cell office:value-type="float" office:value="604274" calcext:value-type="float">
            <text:p>604.274</text:p>
          </table:table-cell>
          <table:table-cell office:value-type="float" office:value="2581147" calcext:value-type="float">
            <text:p>2.581.1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34127" calcext:value-type="float">
            <text:p>1.934.127</text:p>
          </table:table-cell>
          <table:table-cell office:value-type="float" office:value="604344" calcext:value-type="float">
            <text:p>604.344</text:p>
          </table:table-cell>
          <table:table-cell office:value-type="float" office:value="2575719" calcext:value-type="float">
            <text:p>2.575.7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43910" calcext:value-type="float">
            <text:p>1.943.910</text:p>
          </table:table-cell>
          <table:table-cell office:value-type="float" office:value="604564" calcext:value-type="float">
            <text:p>604.564</text:p>
          </table:table-cell>
          <table:table-cell office:value-type="float" office:value="2580792" calcext:value-type="float">
            <text:p>2.580.7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45642" calcext:value-type="float">
            <text:p>1.945.642</text:p>
          </table:table-cell>
          <table:table-cell office:value-type="float" office:value="601699" calcext:value-type="float">
            <text:p>601.699</text:p>
          </table:table-cell>
          <table:table-cell office:value-type="float" office:value="2566474" calcext:value-type="float">
            <text:p>2.566.47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009-2010</text:p>
          </table:table-cell>
          <table:table-cell table:style-name="ce3" table:formula="of:=[.B4]-[.B3]" office:value-type="float" office:value="9273" calcext:value-type="float">
            <text:p>9.273</text:p>
          </table:table-cell>
          <table:table-cell table:formula="of:=[.C4]-[.C3]" office:value-type="float" office:value="1973" calcext:value-type="float">
            <text:p>1.973</text:p>
          </table:table-cell>
          <table:table-cell table:formula="of:=[.D4]-[.D3]" office:value-type="float" office:value="5785" calcext:value-type="float">
            <text:p>5.785</text:p>
          </table:table-cell>
        </table:table-row>
        <table:table-row table:style-name="ro1">
          <table:table-cell office:value-type="string" calcext:value-type="string">
            <text:p>2010-2011</text:p>
          </table:table-cell>
          <table:table-cell table:style-name="ce3" table:formula="of:=[.B5]-[.B4]" office:value-type="float" office:value="7842" calcext:value-type="float">
            <text:p>7.842</text:p>
          </table:table-cell>
          <table:table-cell table:formula="of:=[.C5]-[.C4]" office:value-type="float" office:value="70" calcext:value-type="float">
            <text:p>70</text:p>
          </table:table-cell>
          <table:table-cell table:formula="of:=[.D5]-[.D4]" office:value-type="float" office:value="-5428" calcext:value-type="float">
            <text:p>-5.428</text:p>
          </table:table-cell>
        </table:table-row>
        <table:table-row table:style-name="ro1">
          <table:table-cell office:value-type="string" calcext:value-type="string">
            <text:p>2011-2012</text:p>
          </table:table-cell>
          <table:table-cell table:style-name="ce3" table:formula="of:=[.B6]-[.B5]" office:value-type="float" office:value="9783" calcext:value-type="float">
            <text:p>9.783</text:p>
          </table:table-cell>
          <table:table-cell table:formula="of:=[.C6]-[.C5]" office:value-type="float" office:value="220" calcext:value-type="float">
            <text:p>220</text:p>
          </table:table-cell>
          <table:table-cell table:formula="of:=[.D6]-[.D5]" office:value-type="float" office:value="5073" calcext:value-type="float">
            <text:p>5.073</text:p>
          </table:table-cell>
        </table:table-row>
        <table:table-row table:style-name="ro1">
          <table:table-cell office:value-type="string" calcext:value-type="string">
            <text:p>2012-2013</text:p>
          </table:table-cell>
          <table:table-cell table:style-name="ce3" table:formula="of:=[.B7]-[.B6]" office:value-type="float" office:value="1732" calcext:value-type="float">
            <text:p>1.732</text:p>
          </table:table-cell>
          <table:table-cell table:formula="of:=[.C7]-[.C6]" office:value-type="float" office:value="-2865" calcext:value-type="float">
            <text:p>-2.865</text:p>
          </table:table-cell>
          <table:table-cell table:formula="of:=[.D7]-[.D6]" office:value-type="float" office:value="-14318" calcext:value-type="float">
            <text:p>-14.3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7]-[.B3]" office:value-type="float" office:value="28630" calcext:value-type="float">
            <text:p>28.630</text:p>
          </table:table-cell>
          <table:table-cell table:style-name="ce5" table:formula="of:=[.C7]-[.C3]" office:value-type="float" office:value="-602" calcext:value-type="float">
            <text:p>-602</text:p>
          </table:table-cell>
          <table:table-cell table:style-name="ce5" table:formula="of:=[.D7]-[.D3]" office:value-type="float" office:value="-8888" calcext:value-type="float">
            <text:p>-8.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0" number:grouping="true"/>
    </number:number-style>
    <number:number-style style:name="N105">
      <style:text-properties fo:color="#ff0000"/>
      <number:text>-</number:text>
      <number:number number:decimal-places="0" number:min-integer-digits="0" number:grouping="true"/>
      <style:map style:condition="value()&gt;=0" style:apply-style-name="N105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7:21:26.05114170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2:53:03.191255892</meta:creation-date>
    <dc:date>2016-12-06T17:29:25.50199591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43" meta:object-count="0"/>
  </office:meta>
</office:document-meta>
</file>